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-0.078cm" table:align="left" style:writing-mode="lr-tb"/>
    </style:style>
    <style:style style:name="Table1.A" style:family="table-column">
      <style:table-column-properties style:column-width="6.304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5.973cm"/>
    </style:style>
    <style:style style:name="Table1.D" style:family="table-column">
      <style:table-column-properties style:column-width="0.062cm"/>
    </style:style>
    <style:style style:name="Table1.1" style:family="table-row">
      <style:table-row-properties style:min-row-height="1.591cm" fo:keep-together="auto"/>
    </style:style>
    <style:style style:name="Table1.A1" style:family="table-cell">
      <style:table-cell-properties style:vertical-align="top" fo:background-color="#e5e5ff" fo:padding-left="0.123cm" fo:padding-right="0.123cm" fo:padding-top="0cm" fo:padding-bottom="0cm" fo:border="0.75pt solid #0000ff" style:writing-mode="lr-tb">
        <style:background-image/>
      </style:table-cell-properties>
    </style:style>
    <style:style style:name="Table1.B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0.75pt solid #0000ff" fo:border-bottom="none" style:writing-mode="lr-tb"/>
    </style:style>
    <style:style style:name="Table1.4" style:family="table-row">
      <style:table-row-properties style:min-row-height="5.708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5" style:family="table-row">
      <style:table-row-properties style:min-row-height="1.506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none" fo:border-bottom="0.75pt solid #0000ff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_20_centré">
      <style:paragraph-properties fo:margin-left="0cm" fo:margin-right="0.501cm" fo:text-indent="0cm" style:auto-text-indent="false"/>
      <style:text-properties officeooo:paragraph-rsid="0001da38"/>
    </style:style>
    <style:style style:name="P3" style:family="paragraph" style:parent-style-name="Normal_20_centré">
      <style:paragraph-properties fo:margin-left="0cm" fo:margin-right="0.501cm" fo:text-indent="0cm" style:auto-text-indent="false"/>
      <style:text-properties officeooo:paragraph-rsid="000dc561"/>
    </style:style>
    <style:style style:name="P4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paragraph-rsid="0001da38" style:font-size-asian="12pt" style:font-style-asian="italic" style:font-weight-asian="bold"/>
    </style:style>
    <style:style style:name="P6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8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P9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rsid="0010474d" officeooo:paragraph-rsid="0010474d"/>
    </style:style>
    <style:style style:name="P10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/>
    </style:style>
    <style:style style:name="P11" style:family="paragraph" style:parent-style-name="Standard">
      <style:paragraph-properties style:snap-to-layout-grid="false"/>
      <style:text-properties fo:color="#0000ff" loext:opacity="100%" fo:font-weight="bold" style:font-weight-asian="bold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4" style:family="paragraph" style:parent-style-name="Standard"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6" style:family="paragraph" style:parent-style-name="Standard">
      <style:paragraph-properties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7" style:family="paragraph" style:parent-style-name="Standard">
      <style:paragraph-properties fo:text-align="justify" style:justify-single-word="false"/>
      <style:text-properties fo:color="#800000" loext:opacity="100%" fo:font-size="11pt" style:font-size-asian="11pt"/>
    </style:style>
    <style:style style:name="P18" style:family="paragraph" style:parent-style-name="Standard">
      <style:paragraph-properties style:snap-to-layout-grid="false">
        <style:tab-stops>
          <style:tab-stop style:position="2.177cm"/>
        </style:tab-stops>
      </style:paragraph-properties>
    </style:style>
    <style:style style:name="P19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fo:color="#0000ff" loext:opacity="100%" fo:font-size="8pt" fo:font-weight="bold" style:font-size-asian="8pt" style:font-weight-asian="bold"/>
    </style:style>
    <style:style style:name="P20" style:family="paragraph" style:parent-style-name="Standard">
      <style:paragraph-properties fo:margin-top="0.106cm" fo:margin-bottom="0cm" style:contextual-spacing="false" fo:text-align="center" style:justify-single-word="false"/>
      <style:text-properties fo:color="#0000ff" loext:opacity="100%" style:font-name="Times New Roman" fo:font-size="8pt" fo:language="fr" fo:country="FR" fo:font-weight="bold" officeooo:rsid="0001da38" officeooo:paragraph-rsid="0001da38" style:font-name-asian="Times New Roman" style:font-size-asian="8pt" style:font-weight-asian="bold" style:font-name-complex="Times New Roman" style:font-size-complex="10pt"/>
    </style:style>
    <style:style style:name="P21" style:family="paragraph" style:parent-style-name="Standard">
      <style:paragraph-properties fo:margin-left="2.251cm" fo:margin-right="0cm" fo:text-indent="-2.251cm" style:auto-text-indent="false"/>
      <style:text-properties fo:font-size="11pt" style:font-size-asian="11pt"/>
    </style:style>
    <style:style style:name="P22" style:family="paragraph" style:parent-style-name="Standard">
      <style:paragraph-properties fo:margin-left="2.251cm" fo:margin-right="0cm" fo:text-indent="-2.251cm" style:auto-text-indent="false"/>
      <style:text-properties officeooo:paragraph-rsid="0001da38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1e703c"/>
    </style:style>
    <style:style style:name="P25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26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T5" style:family="text">
      <style:text-properties fo:font-size="12pt" fo:font-style="italic" style:text-underline-style="solid" style:text-underline-width="auto" style:text-underline-color="font-color" fo:font-weight="bold" officeooo:rsid="0008e1b5" style:font-size-asian="12pt" style:font-style-asian="italic" style:font-weight-asian="bold" style:font-style-complex="italic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c2826" style:font-size-asian="12pt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officeooo:rsid="0001da38"/>
    </style:style>
    <style:style style:name="T13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01da38" style:font-name-asian="Times New Roman" style:font-size-asian="12pt" style:font-style-asian="normal" style:font-weight-asian="normal" style:font-name-complex="Times New Roman" style:font-size-complex="10pt"/>
    </style:style>
    <style:style style:name="T14" style:family="text">
      <style:text-properties style:use-window-font-color="true" loext:opacity="0%" style:font-name="Times New Roman" fo:font-size="12pt" fo:language="fr" fo:country="FR" fo:font-style="normal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style:use-window-font-color="true" loext:opacity="0%" style:font-name="Times New Roman" fo:font-size="12pt" fo:language="fr" fo:country="FR" fo:font-style="normal" fo:font-weight="normal" officeooo:rsid="00124778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style:use-window-font-color="true" loext:opacity="0%" style:font-name="Times New Roman" fo:font-size="12pt" fo:language="fr" fo:country="FR" fo:font-style="normal" fo:font-weight="normal" officeooo:rsid="001d831b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style:use-window-font-color="true" loext:opacity="0%" style:font-name="Times New Roman" fo:font-size="12pt" fo:language="fr" fo:country="FR" fo:font-style="normal" fo:font-weight="normal" officeooo:rsid="00222bfd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style:use-window-font-color="true" loext:opacity="0%" style:font-name="Times New Roman" fo:font-size="12pt" fo:language="fr" fo:country="FR" fo:font-style="normal" fo:font-weight="normal" officeooo:rsid="002373c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style:use-window-font-color="true" loext:opacity="0%" style:font-name="Times New Roman" fo:font-size="12pt" fo:language="fr" fo:country="FR" fo:font-style="normal" fo:font-weight="normal" officeooo:rsid="0024be7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0" style:family="text">
      <style:text-properties style:use-window-font-color="true" loext:opacity="0%" style:font-name="Times New Roman" fo:font-size="12pt" fo:language="fr" fo:country="FR" fo:font-style="normal" fo:font-weight="normal" officeooo:rsid="00272e0f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1" style:family="text">
      <style:text-properties style:use-window-font-color="true" loext:opacity="0%" style:font-name="Times New Roman" fo:font-size="12pt" fo:language="fr" fo:country="FR" fo:font-style="normal" fo:font-weight="normal" officeooo:rsid="002772d3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style:use-window-font-color="true" loext:opacity="0%" style:font-name="Times New Roman" fo:font-size="12pt" fo:language="fr" fo:country="FR" fo:font-style="normal" fo:font-weight="normal" officeooo:rsid="0027c54d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style:use-window-font-color="true" loext:opacity="0%" style:font-name="Times New Roman" fo:font-size="12pt" fo:language="fr" fo:country="FR" fo:font-style="normal" fo:font-weight="normal" officeooo:rsid="000dc561" style:font-name-asian="Times New Roman" style:font-size-asian="12pt" style:font-style-asian="normal" style:font-weight-asian="normal" style:font-name-complex="Times New Roman" style:font-size-complex="10pt"/>
    </style:style>
    <style:style style:name="T24" style:family="text">
      <style:text-properties style:use-window-font-color="true" loext:opacity="0%" style:font-name="Times New Roman" fo:font-size="12pt" fo:language="fr" fo:country="FR" fo:font-style="normal" fo:font-weight="normal" officeooo:rsid="002373c5" style:font-name-asian="Times New Roman" style:font-size-asian="12pt" style:font-style-asian="normal" style:font-weight-asian="normal" style:font-name-complex="Times New Roman" style:font-size-complex="10pt"/>
    </style:style>
    <style:style style:name="T25" style:family="text">
      <style:text-properties style:use-window-font-color="true" loext:opacity="0%" style:font-name="Times New Roman" fo:font-size="12pt" fo:language="fr" fo:country="FR" fo:font-style="normal" fo:font-weight="normal" officeooo:rsid="00272e0f" style:font-name-asian="Times New Roman" style:font-size-asian="12pt" style:font-style-asian="normal" style:font-weight-asian="normal" style:font-name-complex="Times New Roman" style:font-size-complex="10pt"/>
    </style:style>
    <style:style style:name="T26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4be7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7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5d9d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72e0f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772d3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7c54d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8aaf7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32" style:family="text">
      <style:text-properties style:use-window-font-color="true" loext:opacity="0%" style:font-name="Times New Roman" fo:font-size="11pt" fo:language="fr" fo:country="FR" officeooo:rsid="00272e0f" style:font-name-asian="Times New Roman" style:font-size-asian="11pt" style:font-name-complex="Times New Roman" style:font-size-complex="10pt"/>
    </style:style>
    <style:style style:name="T33" style:family="text">
      <style:text-properties style:text-underline-style="none" officeooo:rsid="0001da38"/>
    </style:style>
    <style:style style:name="T34" style:family="text">
      <style:text-properties fo:font-size="11pt" officeooo:rsid="0001da38" style:font-size-asian="11pt"/>
    </style:style>
    <style:style style:name="T35" style:family="text">
      <style:text-properties fo:font-size="11pt" officeooo:rsid="0024be75" style:font-size-asian="11pt"/>
    </style:style>
    <style:style style:name="T36" style:family="text">
      <style:text-properties fo:font-size="11pt" officeooo:rsid="00272e0f" style:font-size-asian="11pt"/>
    </style:style>
    <style:style style:name="T37" style:family="text">
      <style:text-properties officeooo:rsid="0021e749"/>
    </style:style>
    <style:style style:name="T38" style:family="text">
      <style:text-properties officeooo:rsid="002772d3"/>
    </style:style>
    <style:style style:name="T39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/>
            <text:p text:style-name="P20">STAGE ANR MARITEM</text:p>
            <text:p text:style-name="P20">ENC M2 TNAH</text:p>
            <text:p text:style-name="P10"/>
            <text:p text:style-name="P10"/>
          </table:table-cell>
          <table:table-cell table:style-name="Table1.B1" office:value-type="string">
            <text:p text:style-name="P11"/>
            <text:p text:style-name="P12"/>
            <text:p text:style-name="P13">C.R. REUNION <text:s/><text:span text:style-name="T38">10</text:span></text:p>
          </table:table-cell>
          <table:table-cell table:style-name="Table1.C1" table:number-columns-spanned="2" office:value-type="string">
            <text:p text:style-name="P15"/>
            <text:p text:style-name="P14">Date<text:tab/>: <text:span text:style-name="T38">22</text:span><text:span text:style-name="T37">/</text:span>0<text:span text:style-name="T37">4/</text:span>20<text:span text:style-name="T12">21</text:span></text:p>
            <text:p text:style-name="P14">Auteur<text:tab/>: <text:span text:style-name="T12">Pierre </text:span>Tuloup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16"/>
            <text:p text:style-name="Standard"><text:span text:style-name="T2">Participants</text:span><text:span text:style-name="T1"> :</text:span><text:tab/></text:p>
            <text:p text:style-name="P22"><text:span text:style-name="T34">Mme </text:span><text:span text:style-name="T32">Chaillou-Amadieu</text:span><text:span text:style-name="T34">, </text:span><text:span text:style-name="T36">Mr Camps, </text:span><text:span text:style-name="T35">Mme Mariotti, </text:span><text:span text:style-name="T36">Mr Saviotti, </text:span><text:span text:style-name="T34">Mr Tuloup</text:span></text:p>
            <text:p text:style-name="P21"/>
          </table:table-cell>
          <table:covered-table-cell/>
          <table:covered-table-cell/>
          <table:table-cell table:style-name="Table1.D2" office:value-type="string">
            <text:p text:style-name="P18"/>
          </table:table-cell>
        </table:table-row>
        <table:table-row table:style-name="Table1.3">
          <table:table-cell table:style-name="Table1.A3" table:number-columns-spanned="4" office:value-type="string">
            <text:p text:style-name="P2"><text:span text:style-name="T13">Objectif</text:span><text:span text:style-name="T11"> : </text:span><text:span text:style-name="T25">Préparation d’un fichier TEI pour segmentation et lemmatisation</text:span></text:p>
            <text:p text:style-name="P3"><text:span text:style-name="T23">Prochaine réunion : </text:span><text:span text:style-name="T24">semaine du </text:span><text:span text:style-name="T25">26</text:span><text:span text:style-name="T24">/04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4"/>
            <text:p text:style-name="P6"><text:span text:style-name="T3">Résumé</text:span><text:span text:style-name="T6"> :</text:span></text:p>
            <text:p text:style-name="P7"><text:span text:style-name="T17">- </text:span><text:span text:style-name="T18">Point d’échange sur les balises </text:span><text:span text:style-name="T19">et attributs </text:span><text:span text:style-name="T18">utilisés </text:span><text:span text:style-name="T19">pour</text:span><text:span text:style-name="T18"> l’</text:span><text:span text:style-name="T22">ODD</text:span><text:span text:style-name="T18"> </text:span><text:span text:style-name="T22">des parties Texte et Musique </text:span><text:span text:style-name="T18">(travail en cours), </text:span><text:span text:style-name="T22">avec l’aide d’un fichier Word de documentation</text:span><text:span text:style-name="T18">.</text:span></text:p>
            <text:p text:style-name="P7"><text:span text:style-name="T18">- </text:span><text:span text:style-name="T20">Echanges relatifs aux étapes de transformation de la TEI vers un fichier segmenté et lemmatisé : utiliser Boudams avec la bibliothèque Python </text:span><text:span text:style-name="T21">associée (étape plus longue) OU utiliser </text:span><text:span text:style-name="T20">un fichier XSLT </text:span><text:span text:style-name="T21">pour la segmentation </text:span><text:span text:style-name="T22">(sujet d’une prochaine réunion)</text:span><text:span text:style-name="T21">.</text:span></text:p>
            <text:p text:style-name="P7"><text:span text:style-name="T21">- Utilisation future de Deucalion pour la lemmatisation : faire correspondre les colonnes du tableau de lemmatisation avec les attributs de balises.</text:span></text:p>
            <text:p text:style-name="P9"><text:span text:style-name="T5">R</text:span><text:span text:style-name="T4">emarques</text:span><text:span text:style-name="T7"> </text:span><text:span text:style-name="T10">:</text:span><text:span text:style-name="T8"> </text:span></text:p>
            <text:p text:style-name="P24"><text:span text:style-name="T20">- </text:span><text:span text:style-name="T21">Compléter les fichiers MEI pour représentation visuelle et validation par Verovio, </text:span><text:span text:style-name="T22">supprimer les indications de durée de notes des deux fichiers MEI.</text:span></text:p>
            <text:p text:style-name="P24"><text:span text:style-name="T21">- Utiliser les balises &lt;egXML&gt; pour rédiger directement les exemples sur Oxygen.</text:span></text:p>
            <text:p text:style-name="P24"><text:span text:style-name="T21">- Garder les balises &lt;comments&gt; du fichier FR_844.xml en vue de la segmentation.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<text:span text:style-name="T12">Actions </text:span><text:span text:style-name="T33">:</text:span></text:p>
            <text:p text:style-name="P8"><text:span text:style-name="T9">- </text:span><text:span text:style-name="T26">Présenter </text:span><text:span text:style-name="T30">graphiquement les</text:span><text:span text:style-name="T28"> étapes de transformation des fichiers JSON vers MEI avec l’aide du site edotor.net</text:span></text:p>
            <text:p text:style-name="P8"><text:span text:style-name="T28"/></text:p>
            <text:p text:style-name="P8"><text:span text:style-name="T26">- </text:span><text:span text:style-name="T28">Utiliser Verovio pour convertir les fichiers MEI valides en fichiers SVG image.</text:span></text:p>
            <text:p text:style-name="P8"><text:span text:style-name="T28"/></text:p>
            <text:p text:style-name="P8"><text:span text:style-name="T28">- Compléter l’ODD selon les conseils d’édition, </text:span><text:span text:style-name="T29">rajouter les spécifications sonores.</text:span></text:p>
            <text:p text:style-name="P8"><text:span text:style-name="T29"/></text:p>
            <text:p text:style-name="P8"><text:span text:style-name="T29">- Ajout des attributs rhyme et type aux balises &lt;lg&gt; et des attributs rhyme, met, real aux balises &lt;l&gt; à l’aide d’un fichier XSLT.</text:span></text:p>
            <text:p text:style-name="P8"><text:span text:style-name="T29"/></text:p>
            <text:p text:style-name="P8"><text:span text:style-name="T29">- Rédiger une XSL de segmentation avec ajout des balises &lt;w&gt; </text:span><text:span text:style-name="T31">avec l’aide du modèle sur Github OU</text:span><text:span text:style-name="T29"> procéder via Python.</text:span></text:p>
            <text:p text:style-name="P8"><text:span text:style-name="T27"/></text:p>
          </table:table-cell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style:font-size-asian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loext:opacity="100%"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01cm" fo:margin-right="0.501cm" fo:line-height="150%" fo:text-align="justify" style:justify-single-word="false" fo:text-indent="0cm" style:auto-text-indent="false" fo:keep-with-next="always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Normal_20_centré" style:display-name="Normal centré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language-asian="fr" style:country-asian="FR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Exe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text:span text:style-name="Page_20_Number">/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RECHERCHE AVANCEE</dc:title>
    <meta:initial-creator>RECHERCHE AVANCEE</meta:initial-creator>
    <meta:creation-date>2002-06-24T09:40:00</meta:creation-date>
    <dc:date>2021-04-22T17:32:51.889892343</dc:date>
    <meta:print-date>2002-06-11T10:46:00</meta:print-date>
    <meta:editing-cycles>26</meta:editing-cycles>
    <meta:editing-duration>PT8H2M8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24" meta:word-count="272" meta:character-count="1707" meta:non-whitespace-character-count="1456"/>
  </office:meta>
</office:document-meta>
</file>